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0173in"/>
    </style:style>
    <style:style style:name="co3" style:family="table-column">
      <style:table-column-properties fo:break-before="auto" style:column-width="3.206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2.24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wrap-option="wrap" fo:border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ptimizer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30,C29,C32,C33,C1,C12</text:p>
          </table:table-cell>
          <table:table-cell table:style-name="ce1" office:value-type="string" calcext:value-type="string">
            <text:p>C_0805_2012Metric_Pad1.18x1.45mm_HandSold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0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10,C18,C24,C25,C4,C20,C7,C6,C26,C3,C8,C23,C17,C21,C22,C11,C5,C16,C19,C2,C9</text:p>
          </table:table-cell>
          <table:table-cell table:style-name="ce1" office:value-type="string" calcext:value-type="string">
            <text:p>C_1206_3216Metric_Pad1.33x1.80mm_HandSolde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0u/50V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3</text:p>
          </table:table-cell>
          <table:table-cell table:style-name="ce1" office:value-type="string" calcext:value-type="string">
            <text:p>R_0805_2012Metric_Pad1.20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k2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6,R7,R1</text:p>
          </table:table-cell>
          <table:table-cell table:style-name="ce1" office:value-type="string" calcext:value-type="string">
            <text:p>R_0805_2012Metric_Pad1.20x1.40mm_HandSol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k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14,C31,C28,C13,C15</text:p>
          </table:table-cell>
          <table:table-cell table:style-name="ce1" office:value-type="string" calcext:value-type="string">
            <text:p>C_0805_2012Metric_Pad1.18x1.45mm_HandSold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table:style-name="ce1" office:value-type="string" calcext:value-type="string">
            <text:p>TO-263-2_TabPin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SS16-01A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D4,D3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T54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2,R5,R8,R4</text:p>
          </table:table-cell>
          <table:table-cell table:style-name="ce1" office:value-type="string" calcext:value-type="string">
            <text:p>R_0805_2012Metric_Pad1.20x1.40mm_HandSold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70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D2</text:p>
          </table:table-cell>
          <table:table-cell table:style-name="ce1" office:value-type="string" calcext:value-type="string">
            <text:p>LED_0805_2012Metric_Pad1.15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U2</text:p>
          </table:table-cell>
          <table:table-cell table:style-name="ce1" office:value-type="string" calcext:value-type="string">
            <text:p>TO-252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M317_TO-25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L1,L2</text:p>
          </table:table-cell>
          <table:table-cell table:style-name="ce1" office:value-type="string" calcext:value-type="string">
            <text:p>L_12x12mm_H8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uH/14A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U1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P141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U4</text:p>
          </table:table-cell>
          <table:table-cell table:style-name="ce1" office:value-type="string" calcext:value-type="string">
            <text:p>SOIC-14_3.9x8.7mm_P1.27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SAMD09C13A-S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C27</text:p>
          </table:table-cell>
          <table:table-cell table:style-name="ce1" office:value-type="string" calcext:value-type="string">
            <text:p>C_0805_2012Metric_Pad1.18x1.4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Q1</text:p>
          </table:table-cell>
          <table:table-cell table:style-name="ce1" office:value-type="string" calcext:value-type="string">
            <text:p>TO-263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OB2500L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U3</text:p>
          </table:table-cell>
          <table:table-cell table:style-name="ce1" office:value-type="string" calcext:value-type="string">
            <text:p>SOT-23-5_HandSolder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T9193</text:p>
          </table:table-cell>
          <table:table-cell table:style-name="ce1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12:21:46.942525462</dc:date>
    <meta:editing-duration>PT7M30S</meta:editing-duration>
    <meta:editing-cycles>4</meta:editing-cycles>
    <meta:generator>LibreOffice/6.4.7.2$Linux_X86_64 LibreOffice_project/40$Build-2</meta:generator>
    <meta:print-date>2022-05-24T12:22:11.056731172</meta:print-date>
    <meta:document-statistic meta:table-count="1" meta:cell-count="86" meta:object-count="0"/>
  </office:meta>
</office:document-meta>
</file>